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b09" officeooo:paragraph-rsid="0003eb09"/>
    </style:style>
    <style:style style:name="P2" style:family="paragraph" style:parent-style-name="Standard" style:list-style-name="L1">
      <style:text-properties officeooo:rsid="0003eb09" officeooo:paragraph-rsid="0003eb09"/>
    </style:style>
    <style:style style:name="P3" style:family="paragraph" style:parent-style-name="Standard" style:list-style-name="L1">
      <style:text-properties officeooo:rsid="0003ef45" officeooo:paragraph-rsid="0003ef45"/>
    </style:style>
    <style:style style:name="P4" style:family="paragraph" style:parent-style-name="Standard" style:list-style-name="L1">
      <style:text-properties officeooo:rsid="0005b6b7" officeooo:paragraph-rsid="0005b6b7"/>
    </style:style>
    <style:style style:name="P5" style:family="paragraph" style:parent-style-name="Standard" style:list-style-name="L1">
      <style:text-properties officeooo:rsid="00067215" officeooo:paragraph-rsid="00067215"/>
    </style:style>
    <style:style style:name="P6" style:family="paragraph" style:parent-style-name="Standard" style:list-style-name="L1">
      <style:text-properties officeooo:rsid="00070268" officeooo:paragraph-rsid="00070268"/>
    </style:style>
    <style:style style:name="P7" style:family="paragraph" style:parent-style-name="Standard" style:list-style-name="L2">
      <style:text-properties officeooo:rsid="00070268" officeooo:paragraph-rsid="000702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re testing</text:p>
      <text:list xml:id="list3364878333667232472" text:style-name="L1">
        <text:list-item>
          <text:p text:style-name="P2">involves teh execution of a software module to evaluate its properties</text:p>
        </text:list-item>
        <text:list-item>
          <text:p text:style-name="P2">things to evaluate</text:p>
          <text:list>
            <text:list-item>
              <text:p text:style-name="P2">meets the requirments</text:p>
            </text:list-item>
            <text:list-item>
              <text:p text:style-name="P2">responds correctly, and predictably, to all inputs</text:p>
            </text:list-item>
            <text:list-item>
              <text:p text:style-name="P2">performs its functions within acceptable time</text:p>
            </text:list-item>
            <text:list-item>
              <text:p text:style-name="P2">is sufficiently usable and readable</text:p>
            </text:list-item>
            <text:list-item>
              <text:p text:style-name="P2">can be installed and run in its inteneded enviroments</text:p>
            </text:list-item>
            <text:list-item>
              <text:p text:style-name="P2">achieves the general result its stakeholders desire</text:p>
            </text:list-item>
          </text:list>
        </text:list-item>
        <text:list-item>
          <text:p text:style-name="P2">Test cases</text:p>
          <text:list>
            <text:list-item>
              <text:p text:style-name="P2">is a set of conditions under which a test will determine wheather a piece of software is working as it was disigned to</text:p>
            </text:list-item>
          </text:list>
        </text:list-item>
        <text:list-item>
          <text:p text:style-name="P2">implemented test cases</text:p>
          <text:list>
            <text:list-item>
              <text:p text:style-name="P2">putting the program in a know stable state</text:p>
            </text:list-item>
            <text:list-item>
              <text:p text:style-name="P2">setting up any preconditions for the test</text:p>
            </text:list-item>
            <text:list-item>
              <text:p text:style-name="P2">performing the operation your testing</text:p>
            </text:list-item>
            <text:list-item>
              <text:p text:style-name="P2">checking that the post conditions have been met</text:p>
            </text:list-item>
          </text:list>
        </text:list-item>
        <text:list-item>
          <text:p text:style-name="P3">test script</text:p>
          <text:list>
            <text:list-item>
              <text:p text:style-name="P3">implemented test cases</text:p>
            </text:list-item>
          </text:list>
        </text:list-item>
        <text:list-item>
          <text:p text:style-name="P3">test harness</text:p>
          <text:list>
            <text:list-item>
              <text:p text:style-name="P3">tests the program with several conditions</text:p>
            </text:list-item>
            <text:list-item>
              <text:p text:style-name="P3">should test your code completely</text:p>
            </text:list-item>
            <text:list-item>
              <text:p text:style-name="P3">show the code is correct</text:p>
            </text:list-item>
            <text:list-item>
              <text:p text:style-name="P4">regression</text:p>
              <text:list>
                <text:list-item>
                  <text:p text:style-name="P4">the more you code the easier it is to fail, it regresses from accuratness</text:p>
                </text:list-item>
              </text:list>
            </text:list-item>
          </text:list>
        </text:list-item>
        <text:list-item>
          <text:p text:style-name="P5">regression testing</text:p>
          <text:list>
            <text:list-item>
              <text:p text:style-name="P5">software testing that compares the program at a different state in time to check that it is still performing properly</text:p>
            </text:list-item>
          </text:list>
        </text:list-item>
        <text:list-item>
          <text:p text:style-name="P6">Test driven development (TDD)</text:p>
          <text:list>
            <text:list-item>
              <text:p text:style-name="P6">is a software development process that relies on the repetition of a very short development cycle</text:p>
            </text:list-item>
          </text:list>
        </text:list-item>
      </text:list>
      <text:list xml:id="list3325717871045251191" text:style-name="L2">
        <text:list-item>
          <text:list>
            <text:list-item>
              <text:p text:style-name="P7">write an initially failing automated test case that defines a desired improvment or new function</text:p>
            </text:list-item>
            <text:list-item>
              <text:p text:style-name="P7">write the minimum amount of code required to pass the test</text:p>
            </text:list-item>
            <text:list-item>
              <text:p text:style-name="P7">refactor the code untill it meets acceptable standards</text:p>
            </text:list-item>
            <text:list-item>
              <text:p text:style-name="P7">repeat</text:p>
            </text:list-item>
          </text:list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4:50:04.750219879</meta:creation-date>
    <dc:date>2016-03-14T15:11:05.643338596</dc:date>
    <meta:editing-duration>PT20M58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32" meta:word-count="255" meta:character-count="1412" meta:non-whitespace-character-count="1220"/>
  </office:meta>
</office:document-meta>
</file>